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e05" officeooo:paragraph-rsid="000f7e05"/>
    </style:style>
    <style:style style:name="P2" style:family="paragraph" style:parent-style-name="Standard">
      <style:paragraph-properties fo:text-align="start" style:justify-single-word="false"/>
      <style:text-properties officeooo:rsid="000f7e05" officeooo:paragraph-rsid="000f7e05"/>
    </style:style>
    <style:style style:name="P3" style:family="paragraph" style:parent-style-name="Standard">
      <style:paragraph-properties fo:text-align="start" style:justify-single-word="false"/>
      <style:text-properties officeooo:rsid="00116f0a" officeooo:paragraph-rsid="00164f26"/>
    </style:style>
    <style:style style:name="P4" style:family="paragraph" style:parent-style-name="Standard">
      <style:paragraph-properties fo:text-align="start" style:justify-single-word="false"/>
      <style:text-properties officeooo:paragraph-rsid="00164f26"/>
    </style:style>
    <style:style style:name="P5" style:family="paragraph" style:parent-style-name="Standard">
      <style:paragraph-properties fo:text-align="start" style:justify-single-word="false"/>
      <style:text-properties officeooo:paragraph-rsid="00189efe"/>
    </style:style>
    <style:style style:name="P6" style:family="paragraph" style:parent-style-name="Standard">
      <style:paragraph-properties fo:text-align="start" style:justify-single-word="false"/>
      <style:text-properties officeooo:rsid="001520ea" officeooo:paragraph-rsid="00135052"/>
    </style:style>
    <style:style style:name="P7" style:family="paragraph" style:parent-style-name="Standard">
      <style:paragraph-properties fo:text-align="start" style:justify-single-word="false"/>
      <style:text-properties officeooo:rsid="00165150" officeooo:paragraph-rsid="00165150"/>
    </style:style>
    <style:style style:name="P8" style:family="paragraph" style:parent-style-name="Standard">
      <style:paragraph-properties fo:text-align="start" style:justify-single-word="false"/>
      <style:text-properties officeooo:rsid="00189efe" officeooo:paragraph-rsid="00189efe"/>
    </style:style>
    <style:style style:name="P9" style:family="paragraph" style:parent-style-name="Standard">
      <style:paragraph-properties fo:text-align="start" style:justify-single-word="false"/>
      <style:text-properties officeooo:rsid="001a0a8b" officeooo:paragraph-rsid="001a0a8b"/>
    </style:style>
    <style:style style:name="P10" style:family="paragraph" style:parent-style-name="Standard">
      <style:paragraph-properties fo:text-align="start" style:justify-single-word="false"/>
      <style:text-properties officeooo:rsid="001a4ea9" officeooo:paragraph-rsid="001a4ea9"/>
    </style:style>
    <style:style style:name="P11" style:family="paragraph" style:parent-style-name="Standard">
      <style:paragraph-properties fo:text-align="start" style:justify-single-word="false"/>
      <style:text-properties officeooo:rsid="001b36ae" officeooo:paragraph-rsid="001b36ae"/>
    </style:style>
    <style:style style:name="T1" style:family="text">
      <style:text-properties officeooo:rsid="00116f0a"/>
    </style:style>
    <style:style style:name="T2" style:family="text">
      <style:text-properties officeooo:rsid="00164f26"/>
    </style:style>
    <style:style style:name="T3" style:family="text">
      <style:text-properties officeooo:rsid="00165150"/>
    </style:style>
    <style:style style:name="T4" style:family="text">
      <style:text-properties officeooo:rsid="00189efe"/>
    </style:style>
    <style:style style:name="T5" style:family="text">
      <style:text-properties officeooo:rsid="001a0a8b"/>
    </style:style>
    <style:style style:name="T6" style:family="text">
      <style:text-properties officeooo:rsid="001a4ea9"/>
    </style:style>
    <style:style style:name="T7" style:family="text">
      <style:text-properties officeooo:rsid="001b0055"/>
    </style:style>
    <style:style style:name="T8" style:family="text">
      <style:text-properties officeooo:rsid="001b36ae"/>
    </style:style>
    <style:style style:name="T9" style:family="text">
      <style:text-properties officeooo:rsid="001b5d0c"/>
    </style:style>
    <style:style style:name="T10" style:family="text">
      <style:text-properties officeooo:rsid="001c0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Root Company</text:p>
      <text:p text:style-name="P2"/>
      <text:p text:style-name="P2">Scène d’introduction</text:p>
      <text:p text:style-name="P2">Ryan et Lisa</text:p>
      <text:p text:style-name="P2">Ryan sans la moindre forme d’énergie, grand et maigre</text:p>
      <text:p text:style-name="P2">Lisa très énergique, petite et ronde</text:p>
      <text:p text:style-name="P2"/>
      <text:p text:style-name="P2">Dans l’ascenseur <text:span text:style-name="T3">scène d’introduction</text:span> :</text:p>
      <text:p text:style-name="P3">Ryan : <text:span text:style-name="T2">D</text:span>it Lisa pourquoi c’est à nous d’aller faire les larbins.</text:p>
      <text:p text:style-name="P3">Lisa : On n'est pas des larbins Ryan, on nous a confié une tâche de la plus haute importance !</text:p>
      <text:p text:style-name="P3">Ryan : On doit aller chercher une caisse aux archives. Tu parles d’une mission de la plus haute importance.</text:p>
      <text:p text:style-name="P4"><text:span text:style-name="T1">Lisa : Écoute, c’est monsieur </text:span><text:span text:style-name="T10">Cryant</text:span><text:span text:style-name="T1"> qui nous a demandés personnellement de nous en charger. Ce n'est pas tous les jours que le grand patron se déplace pour nous parler !</text:span></text:p>
      <text:p text:style-name="P3">Ryan : Oui bah moi à la base je suis <text:span text:style-name="T9">laborantin</text:span>. Je ne suis pas censé aller chercher des archives pour le patron. En plus je suis à la bourre pour <text:span text:style-name="T9">mon dernier rapport</text:span>.</text:p>
      <text:p text:style-name="P3">Lisa : T’inquiète, moi aussi je suis en retard sur certain dossier.</text:p>
      <text:p text:style-name="P3">Ryan : Justement, il a pris les deux les plus à la bourre pour aller tout au fond du bâtiment dans cet ascenseur pourri qui met dix minutes à monter trois étages alors on n'est pas près d’arriver au (niveau étage à définir).</text:p>
      <text:p text:style-name="P6">Lisa : Tu exagères, il met moins de temps que ça. Mais c’est vrai que je ne m’y sens jamais à l’aise.</text:p>
      <text:p text:style-name="P6">Ryan :…</text:p>
      <text:p text:style-name="P6">Lisa :…</text:p>
      <text:p text:style-name="P6">Ryan : <text:span text:style-name="T2">A</text:span>u fait, il y a quoi dans cette caisse .</text:p>
      <text:p text:style-name="P6">Lisa : <text:span text:style-name="T2">J</text:span>e n'en sais rien. Il m’a juste dit que c’était très important et de ne surtout pas l’ouvrir.</text:p>
      <text:p text:style-name="P6">Ryan : Génial. Tu sais au moins à quoi ressemble la boîte !</text:p>
      <text:p text:style-name="P6">Lisa: Oui quand même. Quand on sera devant on la reconnaîtra.</text:p>
      <text:p text:style-name="P6">Ryan : C’est précis ça comme description. Ha, on est enfin arrivé.</text:p>
      <text:p text:style-name="P6">(Ils sortent)</text:p>
      <text:p text:style-name="P6"/>
      <text:p text:style-name="P6"/>
      <text:p text:style-name="P7">Si ils retourne dans l’ascenseur avant d’avoir prit le dossier :<text:line-break/>Ryan : Je te dis que j’ai eu peur tu peux comprendre.</text:p>
      <text:p text:style-name="P7">Lisa : Moi aussi j’avais peur mais on risque de se faire virer.</text:p>
      <text:p text:style-name="P7">Ryan : Je sais mais je suis sûr que si on avait pris cette caisse on serait mort.</text:p>
      <text:p text:style-name="P7">Lisa : On en saura jamais rien…</text:p>
      <text:p text:style-name="P7">Message de fin : Vous avez été virée Game Over.</text:p>
      <text:p text:style-name="P7"/>
      <text:p text:style-name="P8">informations récoltables (pas forcément gardé mais du LORE, DU LORE)</text:p>
      <text:p text:style-name="P5"><text:span text:style-name="T4">Info 1 : Les racines appartiennent à </text:span><text:span text:style-name="T7">l’arbre Ceiba</text:span><text:span text:style-name="T4"> qui sa été empêche de se développer à cause de la caisse. (Informations cruciales/extrêmement rare à trouver (dernier niveau ou proche))</text:span></text:p>
      <text:p text:style-name="P8">Info 2 : Les racines poussent plus vite dans le noir (information commune, trouvable au début ou milieu du jeu)</text:p>
      <text:p text:style-name="P8">Info 3 : <text:span text:style-name="T5">La caisse contient un produit dangereux à définir (information rare, trouvable milieu, fin de jeu)</text:span></text:p>
      <text:p text:style-name="P9">Info 4 : <text:span text:style-name="T6">La société as travaillé avec un laboratoire secret de l’état.(information très commune, trouvable au début du jeu)</text:span></text:p>
      <text:p text:style-name="P10">Info 5 : <text:span text:style-name="T8">Le laboratoire travaille sur la culture Maya</text:span></text:p>
      <text:p text:style-name="P11">Info 6 : Le contenu de la caisse est un objet de grande valeur.</text:p>
      <text:p text:style-name="P11">Info 7 : Le patron veut revendre le contenu de la caisse.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2:12:14.655814878</meta:creation-date>
    <dc:date>2023-02-04T16:04:52.871434997</dc:date>
    <meta:editing-duration>PT35M4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500" meta:character-count="2644" meta:non-whitespace-character-count="2179"/>
  </office:meta>
</office:document-meta>
</file>